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4.156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4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rick Pet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amo Pah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hannes Hintermai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Da Silva Ambrosi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Wutin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Schönen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ngin Harm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Name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asl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iel Kör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Niklas Fröbisc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Sieg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Josef Hor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i Praskal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Haupentha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Alexander Schulz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las Korine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top 4" table:style-name="ta1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Anže Jerom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eit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4-07-20T23:42:46.392000000</dc:date>
    <meta:editing-duration>P5DT18H25M46S</meta:editing-duration>
    <meta:editing-cycles>314</meta:editing-cycles>
    <meta:document-statistic meta:table-count="8" meta:cell-count="1315" meta:object-count="0"/>
    <meta:user-defined meta:name="ProgId">Excel.Sheet</meta:user-defined>
  </office:meta>
</office:document-meta>
</file>